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49cm" fo:border-left="none" fo:border-right="none" fo:border-top="0.035cm solid #000000" fo:border-bottom="0.035cm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Urban_20_References"><text:span text:style-name="T1">Nos références :</text:span> <text:text-input text:description="">self.getReference()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uthier Bastien</meta:initial-creator>
    <meta:creation-date>2011-01-19T15:09:06</meta:creation-date>
    <dc:date>2011-07-29T09:07:20</dc:date>
    <dc:creator>sde </dc:creator>
    <meta:editing-duration>PT2H7M36S</meta:editing-duration>
    <meta:editing-cycles>10</meta:editing-cycles>
    <meta:generator>LibreOffice/3.3$Unix LibreOffice_project/330m19$Build-202</meta:generator>
    <meta:document-statistic meta:table-count="1" meta:image-count="0" meta:object-count="0" meta:page-count="1" meta:paragraph-count="1" meta:word-count="4" meta:character-count="36"/>
  </office:meta>
</office:document-meta>
</file>